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Custom">
      <style:text-properties style:font-name="Times New Roman" fo:font-size="11pt" officeooo:paragraph-rsid="00012bc5" style:font-size-asian="11pt" style:font-size-complex="11pt"/>
    </style:style>
    <style:style style:name="P2" style:family="paragraph" style:parent-style-name="HeadingCustom">
      <style:paragraph-properties fo:break-before="page"/>
      <style:text-properties style:font-name="Times New Roman" fo:font-size="11pt" officeooo:paragraph-rsid="00012bc5" style:font-size-asian="11pt" style:font-size-complex="11pt"/>
    </style:style>
    <style:style style:name="P3" style:family="paragraph" style:parent-style-name="HeadingCustom">
      <style:paragraph-properties fo:margin-top="0in" fo:margin-bottom="0.0402in" style:contextual-spacing="false"/>
      <style:text-properties style:font-name="Times New Roman" fo:font-size="11pt" officeooo:paragraph-rsid="00012bc5" style:font-size-asian="11pt" style:font-size-complex="11pt"/>
    </style:style>
    <style:style style:name="P4" style:family="paragraph" style:parent-style-name="Standard">
      <style:paragraph-properties fo:margin-top="0in" fo:margin-bottom="0.0402in" style:contextual-spacing="false"/>
      <style:text-properties style:font-name="Times New Roman" fo:font-size="11pt" officeooo:paragraph-rsid="00012bc5" style:font-size-asian="11pt" style:font-size-complex="11pt"/>
    </style:style>
    <style:style style:name="P5" style:family="paragraph" style:parent-style-name="Standard">
      <style:text-properties style:font-name="Times New Roman" fo:font-size="11pt" officeooo:paragraph-rsid="00012bc5" style:font-size-asian="11pt" style:font-size-complex="11pt"/>
    </style:style>
    <style:style style:name="P6" style:family="paragraph" style:parent-style-name="Standard">
      <style:paragraph-properties fo:margin-left="0.25in" fo:margin-top="0in" fo:margin-bottom="0.05in" style:contextual-spacing="false" fo:text-indent="-0.15in" style:auto-text-indent="false"/>
      <style:text-properties style:font-name="Times New Roman" fo:font-size="11pt" officeooo:paragraph-rsid="00012bc5" style:font-size-asian="11pt" style:font-size-complex="11pt"/>
    </style:style>
    <style:style style:name="P7" style:family="paragraph" style:parent-style-name="Standard">
      <style:paragraph-properties fo:margin-top="0in" fo:margin-bottom="0.0598in" style:contextual-spacing="false"/>
      <style:text-properties style:font-name="Times New Roman" fo:font-size="11pt" officeooo:paragraph-rsid="00012bc5" style:font-size-asian="11pt" style:font-size-complex="11pt"/>
    </style:style>
    <style:style style:name="P8" style:family="paragraph" style:parent-style-name="Standard">
      <style:paragraph-properties fo:margin-top="0in" fo:margin-bottom="0.05in" style:contextual-spacing="false"/>
      <style:text-properties style:font-name="Times New Roman" fo:font-size="11pt" officeooo:paragraph-rsid="00012bc5" style:font-size-asian="11pt" style:font-size-complex="11pt"/>
    </style:style>
    <style:style style:name="P9" style:family="paragraph" style:parent-style-name="Standard">
      <style:paragraph-properties fo:margin-top="0in" fo:margin-bottom="0.0098in" style:contextual-spacing="false"/>
      <style:text-properties style:font-name="Times New Roman" fo:font-size="11pt" officeooo:paragraph-rsid="00012bc5" style:font-size-asian="11pt" style:font-size-complex="11pt"/>
    </style:style>
    <style:style style:name="P10" style:family="paragraph" style:parent-style-name="HeadingCustom">
      <style:text-properties style:font-name="Times New Roman" fo:font-size="11pt" officeooo:paragraph-rsid="00035ca7" style:font-size-asian="11pt" style:font-size-complex="11pt"/>
    </style:style>
    <style:style style:name="P11" style:family="paragraph" style:parent-style-name="Standard">
      <style:paragraph-properties fo:margin-top="0in" fo:margin-bottom="0.0098in" style:contextual-spacing="false"/>
      <style:text-properties style:font-name="Times New Roman" fo:font-size="11pt" officeooo:paragraph-rsid="0002e91f" style:font-size-asian="11pt" style:font-size-complex="11pt"/>
    </style:style>
    <style:style style:name="P12" style:family="paragraph" style:parent-style-name="Standard">
      <style:paragraph-properties fo:margin-top="0in" fo:margin-bottom="0.0402in" style:contextual-spacing="false"/>
      <style:text-properties style:font-name="Times New Roman" fo:font-size="11pt" style:text-underline-style="solid" style:text-underline-width="auto" style:text-underline-color="font-color" officeooo:paragraph-rsid="00012bc5" style:font-size-asian="11pt" style:font-size-complex="11pt"/>
    </style:style>
    <style:style style:name="P13" style:family="paragraph" style:parent-style-name="Standard">
      <style:paragraph-properties fo:margin-top="0in" fo:margin-bottom="0.0598in" style:contextual-spacing="false"/>
      <style:text-properties style:font-name="Times New Roman" fo:font-size="11pt" style:text-underline-style="solid" style:text-underline-width="auto" style:text-underline-color="font-color" officeooo:paragraph-rsid="00012bc5" style:font-size-asian="11pt" style:font-size-complex="11pt"/>
    </style:style>
    <style:style style:name="P14" style:family="paragraph" style:parent-style-name="Standard">
      <style:paragraph-properties fo:margin-top="0in" fo:margin-bottom="0.05in" style:contextual-spacing="false"/>
      <style:text-properties style:font-name="Times New Roman" fo:font-size="11pt" style:text-underline-style="solid" style:text-underline-width="auto" style:text-underline-color="font-color" officeooo:paragraph-rsid="00012bc5" style:font-size-asian="11pt" style:font-size-complex="11pt"/>
    </style:style>
    <style:style style:name="P15" style:family="paragraph" style:parent-style-name="Standard">
      <style:paragraph-properties fo:margin-top="0in" fo:margin-bottom="0.0598in" style:contextual-spacing="false"/>
      <style:text-properties style:font-name="Times New Roman" fo:font-size="11pt" style:text-underline-style="solid" style:text-underline-width="auto" style:text-underline-color="font-color" fo:font-weight="normal" officeooo:paragraph-rsid="00012bc5" style:font-size-asian="11pt" style:font-weight-asian="normal" style:font-size-complex="11pt" style:font-weight-complex="normal"/>
    </style:style>
    <style:style style:name="P16" style:family="paragraph" style:parent-style-name="Standard">
      <style:paragraph-properties fo:margin-top="0in" fo:margin-bottom="0.0402in" style:contextual-spacing="false"/>
      <style:text-properties style:font-name="Times New Roman" fo:font-size="11pt" fo:language="en" fo:country="US" fo:font-weight="bold" officeooo:rsid="000280d9" officeooo:paragraph-rsid="00012bc5" style:letter-kerning="false" style:font-size-asian="11pt" style:language-asian="en" style:country-asian="US" style:font-weight-asian="bold" style:font-size-complex="11pt" style:language-complex="ar" style:country-complex="SA"/>
    </style:style>
    <style:style style:name="P17" style:family="paragraph" style:parent-style-name="NEUPSubtitle">
      <style:text-properties style:font-name="Times New Roman" fo:font-size="12pt" fo:font-weight="normal" officeooo:paragraph-rsid="00012bc5" style:font-size-asian="12pt" style:font-weight-asian="normal" style:font-size-complex="12pt" style:font-weight-complex="normal"/>
    </style:style>
    <style:style style:name="P18" style:family="paragraph" style:parent-style-name="NEUPSubtitle">
      <style:text-properties style:font-name="Times New Roman" fo:font-size="12pt" officeooo:paragraph-rsid="00012bc5" style:font-size-asian="12pt" style:font-size-complex="12pt"/>
    </style:style>
    <style:style style:name="P19" style:family="paragraph" style:parent-style-name="Standard">
      <style:paragraph-properties fo:margin-top="0in" fo:margin-bottom="0.0402in" style:contextual-spacing="false"/>
      <style:text-properties style:font-name="Times New Roman" officeooo:rsid="000280d9" officeooo:paragraph-rsid="00012bc5"/>
    </style:style>
    <style:style style:name="P20" style:family="paragraph" style:parent-style-name="Standard">
      <style:paragraph-properties fo:margin-top="0in" fo:margin-bottom="0.0835in" style:contextual-spacing="false" fo:text-align="justify" style:justify-single-word="false"/>
      <style:text-properties fo:font-size="11pt" officeooo:paragraph-rsid="0002e91f" style:font-size-asian="11pt" style:font-size-complex="11pt"/>
    </style:style>
    <style:style style:name="P21" style:family="paragraph" style:parent-style-name="Standard">
      <style:paragraph-properties fo:margin-top="0in" fo:margin-bottom="0.0098in" style:contextual-spacing="false"/>
      <style:text-properties style:font-name="Times New Roman" fo:font-size="11pt" officeooo:paragraph-rsid="000bf625" style:font-size-asian="11pt" style:font-size-complex="11pt"/>
    </style:style>
    <style:style style:name="P22" style:family="paragraph" style:parent-style-name="Standard">
      <style:paragraph-properties fo:margin-top="0in" fo:margin-bottom="0.05in" style:contextual-spacing="false"/>
      <style:text-properties style:font-name="Times New Roman" fo:font-size="11pt" officeooo:paragraph-rsid="00012bc5" style:font-size-asian="11pt" style:font-size-complex="11pt"/>
    </style:style>
    <style:style style:name="P23" style:family="paragraph" style:parent-style-name="Standard">
      <style:paragraph-properties fo:margin-top="0in" fo:margin-bottom="0.05in" style:contextual-spacing="false"/>
      <style:text-properties style:font-name="Times New Roman" fo:font-size="11pt" officeooo:paragraph-rsid="000d8845" style:font-size-asian="11pt" style:font-size-complex="11pt"/>
    </style:style>
    <style:style style:name="T1" style:family="text">
      <style:text-properties style:font-name="Times New Roman" style:font-name-complex="Times New Roman1"/>
    </style:style>
    <style:style style:name="T2" style:family="text">
      <style:text-properties style:font-name="Times New Roman" officeooo:rsid="0002e91f" style:font-name-complex="Times New Roman1"/>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font-name="Times New Roman" fo:font-weight="bold" officeooo:rsid="0002e91f" style:font-weight-asian="bold" style:font-name-complex="Times New Roman1" style:font-weight-complex="bold"/>
    </style:style>
    <style:style style:name="T5" style:family="text">
      <style:text-properties style:font-name="Times New Roman" fo:font-weight="normal" style:font-weight-asian="normal" style:font-name-complex="Times New Roman1" style:font-weight-complex="normal"/>
    </style:style>
    <style:style style:name="T6" style:family="text">
      <style:text-properties fo:font-weight="bold" style:font-weight-asian="bold"/>
    </style:style>
    <style:style style:name="T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style>
    <style:style style:name="T8" style:family="text">
      <style:text-properties officeooo:rsid="000280d9"/>
    </style:style>
    <style:style style:name="T9" style:family="text">
      <style:text-properties fo:font-weight="normal" style:font-weight-asian="normal"/>
    </style:style>
    <style:style style:name="T10" style:family="text">
      <style:text-properties fo:font-weight="normal" officeooo:rsid="0007a1f7" style:font-weight-asian="normal"/>
    </style:style>
    <style:style style:name="T11" style:family="text">
      <style:text-properties fo:font-weight="normal" style:font-weight-asian="normal" style:font-name-complex="Times New Roman1" style:font-weight-complex="normal"/>
    </style:style>
    <style:style style:name="T12" style:family="text">
      <style:text-properties style:font-name-complex="Times New Roman1"/>
    </style:style>
    <style:style style:name="T13" style:family="text">
      <style:text-properties officeooo:rsid="0002e91f"/>
    </style:style>
    <style:style style:name="T14" style:family="text">
      <style:text-properties style:text-position="sub 58%"/>
    </style:style>
    <style:style style:name="T15" style:family="text">
      <style:text-properties officeooo:rsid="0004dbd3"/>
    </style:style>
    <style:style style:name="T16" style:family="text">
      <style:text-properties officeooo:rsid="0007a1f7"/>
    </style:style>
    <style:style style:name="T17" style:family="text">
      <style:text-properties officeooo:rsid="00083eb5"/>
    </style:style>
    <style:style style:name="T18" style:family="text">
      <style:text-properties officeooo:rsid="000bf625"/>
    </style:style>
    <style:style style:name="T19" style:family="text">
      <style:text-properties officeooo:rsid="000c2774"/>
    </style:style>
    <style:style style:name="T20" style:family="text">
      <style:text-properties officeooo:rsid="000c75ca"/>
    </style:style>
    <style:style style:name="T21" style:family="text">
      <style:text-properties officeooo:rsid="000d88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fficient Sourdough Fuel Recycle Metrics and End-of-Growth Waste Characterization for Liquid-Fueled Molten Salt Reactors</text:p>
      <text:p text:style-name="P17">Topic Area 3 – Nuclear Fuel Recycle Technologies</text:p>
      <text:p text:style-name="P19"><text:span text:style-name="T6">PI: </text:span><text:span text:style-name="T7">Ondrej Chvala, University of Texas, Austin</text:span></text:p>
      <text:p text:style-name="P16">Co-PI: Kevin?</text:p>
      <text:p text:style-name="P3">1. Project Summary <text:span text:style-name="T17">(suitable for public release)</text:span></text:p>
      <text:p text:style-name="P4">The “Sourdough” refueling and waste management strategy <text:span text:style-name="T13">[1]</text:span> for liquid-fueled molten salt reactors (MSRs) exploits online refueling to grow a critical inventory of fuel salt without routine salt drainage. In <text:span text:style-name="T13">the</text:span> Sourdough growth-mode operation, a chemically compatible refuel salt is added online to maintain criticality; the total in-core fuel salt inventory increases over time, with excess fuel salt diverted to a low-flux storage region. When the total fuel salt inventory doubles, half of the critical salt inventory can be transferred as startup fuel to a new reactor of identical design, enabling rapid fleet deployment while deferring the generation of actinide-bearing high-level waste streams.</text:p>
      <text:p text:style-name="P4">Recent work <text:span text:style-name="T13">[2,3]</text:span> by the proposing team developed open-source <text:span text:style-name="T13">3D</text:span> MSR models (EIRENE and Th-EIRENE; 400 MW<text:span text:style-name="T14">th</text:span>, thermal spectrum) in SCALE 6.3, Serpent-2, and OpenMC, and created a flexible Python-based framework that couples depletion with automated critical-refuel searches while explicitly modeling salt inventory growth via geometry updates at each depletion step. These studies demonstrated stable criticality control (k<text:span text:style-name="T14">eff </text:span>≈ 1) under both batch and quasi-continuous refueling regimes and quantified enrichment-dependent doubling times and fleet growth rates.</text:p>
      <text:p text:style-name="P4">However, the EIRENE reactor geometry was adapted from <text:span text:style-name="T8">openly</text:span> available Integral Molten Salt Reactor (IMSR-400) design parameters and includes internal shutdown/control elements that impose non-trivial parasitic absorption and reduce neutron economy. The associated penalty manifests as increased critical refuel salt demand (larger refuel volumes required to compensate for absorber and structural losses), which directly shortens doubling time and can force unrealistic fleet growth rates for low-demand scenarios. In addition, <text:span text:style-name="T16">w</text:span>hen deployment rate slows, the fuel cycle must transition to a constant-volume recycle/cleanup mode that includes salt drainage/splitting and fission product management—thereby creating explicit product and waste streams and placing requirements on recycle technology performance.</text:p>
      <text:p text:style-name="P4">This proposal will: (i) transfer the Sourdough fuel cycle framework from the IMSR-derived EIRENE configuration to a more neutronics-efficient MSR core architecture inspired by low-absorption liquid-fueled MSR concepts (e.g., ORNL MSDR-class design philosophies and other modern MSR designs with reduced in-core absorber mass); (ii) quantify fuel recycle performance using a metric suite aligned with established fuel-cycle evaluation methodologies; and (iii) characterize waste and recycle technology functional requirements for the end-of-growth transition, when growth-mode Sourdough operation is no longer feasible due to fleet demand constraints or growth space saturation.</text:p>
      <text:p text:style-name="P1">2. Importance and Relevance to Topic Area 3 (Nuclear Fuel Recycle Technologies)</text:p>
      <text:p text:style-name="P5">Topic Area 3 seeks R&amp;D on advanced fuel recycle technologies and processes that improve resource utilization and waste burden while enabling recycle/reuse of valuable constituents from used nuclear fuel streams. The topic area explicitly recognizes recycle opportunities for uranium, transuranics, noble metals, and other materials, and calls out the importance of characterizing and managing recycle-derived waste streams in support of safe and secure fuel cycle architectures.</text:p>
      <text:p text:style-name="P8"><text:soft-page-break/>Liquid-fueled MSRs are uniquely positioned to integrate reactor operation with online material management. The Sourdough concept is an example of a fuel cycle architecture in which refueling strategy, material holdup, and waste stream definition are tightly coupled and must be treated as an integrated recycle system. The proposed work is directly responsive to Topic Area 3 because it will:</text:p>
      <text:p text:style-name="P8">• Define recycle “product and waste” streams for a Sourdough MSR fuel cycle as a function of operating regime (growth-mode versus constant-volume recycle mode), including (a) recoverable actinides for continued fuel use, (b) noble metal streams with potential value recovery, and (c) fission product waste streams requiring stabilization and disposal.</text:p>
      <text:p text:style-name="P4">• Quantify performance metrics relevant to recycle option screening (uranium utilization, enrichment requirements, separations throughput, waste mass/activity/decay heat at multiple time horizons, and isotopic vector evolution), enabling consistent comparison to other advanced recycle options.</text:p>
      <text:p text:style-name="P4">• Translate reactor and fleet physics into recycle technology functional requirements by determining the removal fractions, process throughputs, and scheduling constraints needed to arrest salt growth while maintaining criticality and safety margins when the Sourdough fleet “runs out of growth space.”</text:p>
      <text:p text:style-name="P3">3. Technical Approach and Innovation</text:p>
      <text:p text:style-name="P3">3.1. Technical Motivation and Identified Gaps</text:p>
      <text:p text:style-name="P4">Foundation: Sourdough modeling capability. Prior work established the technical basis for whole-core Sourdough analysis using Monte Carlo depletion (SCALE/Serpent/OpenMC) coupled to a Python driver that (i) performs critical refuel searches at each depletion step, (ii) tracks heavy metal inventory and power density normalization as inventory changes, and (iii) regenerates input decks to represent accumulated fuel salt volume in a low-flux storage region. This approach was necessary because common depletion tools do not natively model material volume changes during depletion, despite volume growth being central to the Sourdough mechanism.</text:p>
      <text:p text:style-name="P4">Limitation 1: Neutron economy penalty in IMSR-derived EIRENE. The EIRENE concept includes internal SS316 shutdown rods that extend through the active core; in the withdrawn state the rods float above the core but remain within the vessel. Prior analysis explicitly notes that a more neutronically favorable design is of interest because the present design sacrifices reactivity and requires relatively large refuel volumes to maintain criticality. For Sourdough, this penalty matters twice: (i) it increases the critical refuel amount required per unit burnup, and (ii) it accelerates salt inventory growth, shortening doubling time and forcing higher fleet growth rates than may be realizable or desirable.</text:p>
      <text:p text:style-name="P4">Limitation 2: End-of-growth transition is the decisive “recycle technology” problem. A fundamental systems-level constraint of Sourdough growth-mode operation is that it cannot stop salt growth during refueling. If a fleet cannot grow at a rate matching the salt growth driven by refueling (e.g., due to demand saturation or deployment constraints), an alternative refueling approach must be adopted—such as a traditional constant-volume approach that includes drainage of core fuel salt—to halt growth. That transition point is where recycle technology performance (separations, cleanup, immobilization) determines feasibility, waste burden, and economics. Existing Sourdough studies have not yet provided a rigorous, metrics-based characterization of this transition in a neutronics-optimized core, nor have they translated the transition into quantitative requirements on recycle process throughput and waste stream composition.</text:p>
      <text:p text:style-name="P3">3.2. Project Objectives</text:p>
      <text:p text:style-name="P12">Objective 1 – Neutronics-efficient Sourdough <text:span text:style-name="T8">MSR design selection</text:span>:</text:p>
      <text:p text:style-name="P4"><text:soft-page-break/>Develop and benchmark a Sourdough-compatible, neutronics-efficient MSR core model that minimizes parasitic absorption in control and structural elements relative to the IMSR-derived configuration. Reducing in-core absorber mass and relocating shutdown/control worth outside the highest-flux region will decrease critical refuel demand, extend doubling time at a given enrichment, and improve fissile breeding/conversion margins, thereby expanding the feasible envelope for both LEU and HALEU/thorium Sourdough implementations.</text:p>
      <text:p text:style-name="P12">Objective 2 – Fuel recycle performance metrics comparable to system studies:</text:p>
      <text:p text:style-name="P4">Quantify Sourdough fuel recycle performance using a metric suite aligned with established fuel-cycle evaluation approaches <text:span text:style-name="T15">[4]</text:span> (resource utilization, waste mass/activity/heat at multiple time horizons, and material flow requirements). Improved neutron economy reduces natural uranium feed and enrichment work per unit electricity and reduces recycle/separations throughput required to maintain constant-volume operation, while shifting isotopic vectors toward reduced long-term radiotoxicity per unit energy.</text:p>
      <text:p text:style-name="P12">Objective 3 – End-of-growth recycle/cleanup and waste stream characterization:</text:p>
      <text:p text:style-name="P4">Define and analyze the transition from Sourdough growth-mode operation to constant-volume recycle/cleanup mode, including required salt split/drain rates, removal fractions for key fission product classes (off-gas, noble metals, soluble/rare-earth fission products), and resulting product and waste stream inventories. A hybrid operating strategy—growth-mode during rapid deployment followed by staged salt splitting and fission product removal to maintain constant primary inventory—can preserve Sourdough’s deployment advantage while producing tractable, quantifiable waste streams and separations functional requirements.</text:p>
      <text:p text:style-name="P1">3.3. Methods and Work Plan</text:p>
      <text:p text:style-name="P13">Task A – Reference core family definition and neutronic benchmarking (Year 1)</text:p>
      <text:p text:style-name="P7">A1. Define a parametric “reference core family” representing neutronics-efficient liquid-fueled MSR architectures appropriate for Sourdough implementation. The family will emphasize minimized absorber mass within the high-flux region,<text:span text:style-name="T9"> </text:span>control/shutdown worth provided with reduced in-core residence (e.g., external control regions or minimally intrusive elements),<text:span text:style-name="T9"> </text:span>salt and moderator configurations consistent with thermal-spectrum liquid-fueled operation, and<text:span text:style-name="T9"> </text:span>scalable geometry suitable for coupling to an excess-salt storage region (“growth space”) with low neutronic importance.</text:p>
      <text:p text:style-name="P7">A2. Implement the reference family in SCALE 6.3.x (KENO-VI/TRITON) and generate cross-check models in Serpent-2 and OpenMC. Quantities of interest include <text:span text:style-name="T13">reactivity</text:span>, leakage, spectrum indices, control worth, and temperature feedback coefficients. Code-to-code comparisons will provide uncertainty bounds on trends and support robust design conclusions.</text:p>
      <text:p text:style-name="P15">Task B – Sourdough refueling and salt-growth coupling in neutronics-efficient cores (Years 1–2)</text:p>
      <text:p text:style-name="P7">B1. Port and generalize the existing open-source Python refueling framework to the new core family. The framework will:<text:span text:style-name="T9"> </text:span>perform automated critical-refuel searches at each depletion step (batch) and at small step sizes (quasi-continuous),<text:span text:style-name="T9"> </text:span>explicitly represent salt growth by updating geometry/material definitions for salt diverted to low-flux storage, <text:span text:style-name="T16">t</text:span>rack heavy metal inventory (MTHM) and power density normalization as inventory changes, <text:span text:style-name="T16">and </text:span>compute critical refuel amount, doubling time, and fractional annual growth rate as functions of enrichment and operating policy.</text:p>
      <text:p text:style-name="P7">B2. Execute parametric sweeps across refuel enrichment levels and enrichment schedules (time-varying enrichment trajectories), refuel cadence and criticality control tolerances,<text:span text:style-name="T9"> </text:span>fission product management <text:soft-page-break/>assumptions (baseline off-gas and noble-metal removal; optional soluble fission product removal cases). The parametric space will be selected to support both growth-mode operation and transition to constant-volume recycle mode.</text:p>
      <text:p text:style-name="P13">Task C – Fuel recycle performance metrics and grid-growth control (Year 2)</text:p>
      <text:p text:style-name="P7">C1. Develop and implement a metric suite consistent with fuel-cycle option screening, including uranium feed and enrichment requirement per unit electricity (resource utilization),<text:span text:style-name="T9"> </text:span>fissile and fertile inventory evolution and net conversion ratio indicators,<text:span text:style-name="T9"> </text:span>separations throughput requirements (salt volume/day or kg/day) to sustain constant-volume operation,<text:span text:style-name="T9"> </text:span>waste mass, activity, and decay heat at 100 years and 100,000 years (with intermediate horizons as needed), <text:span text:style-name="T16">and </text:span>actinide (Np/Am/Cm) and fission product vector characterization relevant to disposal and safeguards.</text:p>
      <text:p text:style-name="P7">C2. Couple the refueling framework to a simplified fleet growth controller that adjusts enrichment schedules to track grid demand growth while respecting physical growth space constraints and enrichment supply bounds (LEU/HALEU availability). The outputs will include an “enrichment trajectory” policy for sustainable fleet growth management,<text:span text:style-name="T9"> </text:span>material flow requirements (feed, recycle, waste),<text:span text:style-name="T9"> </text:span><text:span text:style-name="T10">and </text:span>bounding conditions under which Sourdough growth-mode becomes infeasible and transition must occur.</text:p>
      <text:p text:style-name="P13">Task D – End-of-growth transition and explicit waste stream characterization (Year 3)</text:p>
      <text:p text:style-name="P7">D1. Define an end-of-growth transition model: when growth space for excess salt reaches a constraint, the system switches to constant-volume operation via periodic salt splitting/draining plus cleanup. The model will generate explicit streams, including off-gas capture stream (Kr/Xe isotopes and volatile species management),<text:span text:style-name="T9"> </text:span>noble-metal capture stream (insoluble fission products),<text:span text:style-name="T9"> </text:span>soluble fission product waste stream (e.g., rare earths/alkalis depending on chemistry assumptions),<text:span text:style-name="T9"> </text:span>recovered actinide/fuel stream (recycle to reactor or to new units), <text:span text:style-name="T16">and </text:span>conceptual stabilized waste forms for final disposal.</text:p>
      <text:p text:style-name="P7">D2. Quantify isotopic inventories and radiological characteristics of each stream as a function of operating history and assumed removal efficiencies. Identify the isotopes that dominate decay heat and radiotoxicity in each stream and quantify sensitivity to (i) core neutronics, (ii) refueling policy, and (iii) transition scheduling.</text:p>
      <text:p text:style-name="P1">3.4. Major Deliverables and Outcomes</text:p>
      <text:p text:style-name="P8">1) A documented, open-source neutronics model suite for a Sourdough-compatible, neutronics-efficient MSR core family (SCALE models with Serpent/OpenMC <text:span text:style-name="T21">code to code comparison</text:span>).</text:p>
      <text:p text:style-name="P23">2) An integrated Python–depletion framework that can simulate both Sourdough growth-mode operation and end-of-growth constant-volume recycle/cleanup operation with explicit stream accounting and growth space constraints. <text:s/><text:span text:style-name="T21">Models and scripts will be published on GitHub.</text:span></text:p>
      <text:p text:style-name="P8">3) A fuel-cycle performance dataset mapping <text:span text:style-name="T21">including </text:span>core design parameters, enrichment trajectories, and fission product removal assumptions, to resource utilization, separations throughput, waste burden, and long-term waste profile.</text:p>
      <text:p text:style-name="P8">4) A “fuel recycle requirements” technical report translating end-of-growth results into separations and waste-form functional targets <text:span text:style-name="T21">such as </text:span>throughput, removal fractions, waste stream composition, and bounding source terms.</text:p>
      <text:p text:style-name="P8">5) Peer-reviewed publications, conference papers,<text:span text:style-name="T21"> </text:span>and a <text:span text:style-name="T20">DOE reports.</text:span></text:p>
      <text:p text:style-name="P23"><text:span text:style-name="T21">6) Three undergraduate researcher experiences, two master theses, a PhD thesis.</text:span></text:p>
      <text:p text:style-name="P2">4. Three-Year Execution Timeline (36 months)</text:p>
      <text:p text:style-name="P14">Year 1 (Months 1–12): Core family definition and baseline benchmarking</text:p>
      <text:p text:style-name="P6"><text:span text:style-name="T9">• </text:span>M1–M3: <text:span text:style-name="T16">R</text:span>eference <text:span text:style-name="T16">design</text:span>; establish SCALE/Serpent/OpenMC baseline models and verification suite.</text:p>
      <text:p text:style-name="P6"><text:span text:style-name="T9">• </text:span>M4–M6: Quantify parasitic absorption and control/shutdown worth allocation; confirm temperature feedback coefficients and spectrum/leakage behavior.</text:p>
      <text:p text:style-name="P6"><text:span text:style-name="T9">• </text:span>M7–M12: Integrate generalized core family into Python refueling framework; complete baseline growth-mode Sourdough runs for fixed-enrichment cases; deliver interim benchmarking memo.</text:p>
      <text:p text:style-name="P14">Year 2 (Months 13–24): Parametric refueling control and recycle performance metrics</text:p>
      <text:p text:style-name="P6"><text:span text:style-name="T9">• </text:span>M13–M18: Conduct enrichment and cadence sweeps; develop surrogate/response surfaces for critical refuel demand and doubling time.</text:p>
      <text:p text:style-name="P6"><text:span text:style-name="T9">• </text:span>M19–M24: Implement metric suite; compute resource utilization and preliminary waste profiles; implement enrichment-schedule controller to manage fleet growth under demand scenarios and growth space constraints; deliver interim metrics report.</text:p>
      <text:p text:style-name="P14">Year 3 (Months 25–36): End-of-growth transition and waste stream characterization</text:p>
      <text:p text:style-name="P6"><text:span text:style-name="T9">• </text:span>M25–M30: Implement constant-volume recycle/cleanup transition model with explicit stream accounting; execute bounding cases over removal efficiencies and salt split/drain scheduling.</text:p>
      <text:p text:style-name="P6"><text:span text:style-name="T9">• </text:span>M31–M36: Finalize waste stream inventories and long-term radiological profiles; derive separations functional requirements; release code/data packages and final technical report.</text:p>
      <text:p text:style-name="P10">5. Estimated Cost: <text:span text:style-name="T11">$1,000,000 (total over 3 years). </text:span></text:p>
      <text:p text:style-name="P20"><text:span text:style-name="T4">6. </text:span><text:span text:style-name="T3">Specific Facilities and Equipment Access Requirements</text:span><text:span text:style-name="T2"> </text:span><text:span text:style-name="T1">UT-Austin’</text:span><text:span text:style-name="T2">s</text:span><text:span text:style-name="T1"> </text:span><text:span text:style-name="T2">existing </text:span><text:span text:style-name="T1">access to </text:span><text:span text:style-name="T5">TACC </text:span><text:span text:style-name="T1">HPC.</text:span></text:p>
      <text:p text:style-name="P20"><text:span text:style-name="T4">7. </text:span><text:span text:style-name="T3">Proprietary Data Statement: </text:span><text:span text:style-name="T1">No proprietary data are expected to be required to execute the work.</text:span></text:p>
      <text:p text:style-name="P20"><text:span text:style-name="T4">8. </text:span><text:span text:style-name="T3">Artificial Intelligence (AI) Use Disclosure and Disclaimer </text:span><text:span text:style-name="T1">Portions of this application were developed with the assistance of AI tools to support organizing and editing of the narrative content. All technical content, claims, plans and representations have been reviewed and approved by the applicant, who remains solely responsible for the accuracy and completeness of the submission, the capability to perform the work described, and compliance with intellectual property and third-party rights.</text:span></text:p>
      <text:p text:style-name="P1"><text:span text:style-name="T13">9</text:span>. References</text:p>
      <text:p text:style-name="P21">[<text:span text:style-name="T13">1</text:span>] Wheeler, A. M., &amp; Chvála, O. Molten Salt Reactor Sourdough Refueling and Waste Management Strategy. Journal of Nuclear Engineering, 2(4), 471. (2021).</text:p>
      <text:p text:style-name="P11">[<text:span text:style-name="T13">2</text:span>] Moss, C. E. Exploring the Performance and Applications of a Novel Refueling and Waste Management Strategy in LEU- and Thorium-fueled Molten Salt Reactors. Ph.D. Dissertation, University of Tennessee, Knoxville (Aug. 2025).</text:p>
      <text:p text:style-name="P9">[<text:span text:style-name="T13">3</text:span>] Moss, C. E., Chvála, O., Hartanto, D., &amp; Carter, J. P. (2025). A Batch Refueling Framework for Implementing the Sourdough Fuel Cycle and Waste Management Strategy in the EIRENE Novel Molten Salt Reactor Design. Nuclear Technology (2025). </text:p>
      <text:p text:style-name="P21">[4] R. Wigeland <text:span text:style-name="T18">et al</text:span>. <text:s/>INL/EXT-14-31465: Nuclear <text:span text:style-name="T19">F</text:span>uel <text:span text:style-name="T19">C</text:span>ycle <text:span text:style-name="T19">E</text:span>valuation and <text:span text:style-name="T19">S</text:span>creening – <text:span text:style-name="T19">F</text:span>inal <text:span text:style-name="T19">R</text:span>eport (2014).</text:p>
      <text:p text:style-name="P9"><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EUPSubtitle" style:family="paragraph" style:parent-style-name="Standard">
      <style:paragraph-properties fo:margin-top="0in" fo:margin-bottom="0.1665in" style:contextual-spacing="false" fo:text-align="center" style:justify-single-word="false"/>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style>
    <style:style style:name="HeadingCustom" style:family="paragraph" style:parent-style-name="Standard">
      <style:paragraph-properties fo:margin-top="0.0835in" fo:margin-bottom="0.0417in" style:contextual-spacing="false"/>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text-properties fo:font-size="10pt" style:font-size-asian="10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fo:font-size="10pt" style:font-size-asian="10pt"/>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ladimir Sobes</meta:initial-creator>
    <meta:editing-cycles>53</meta:editing-cycles>
    <meta:creation-date>2026-01-14T17:39:00</meta:creation-date>
    <dc:date>2026-01-26T14:14:37.087984827</dc:date>
    <meta:editing-duration>PT3H22M17S</meta:editing-duration>
    <meta:generator>LibreOffice/24.2.7.2$Linux_X86_64 LibreOffice_project/420$Build-2</meta:generator>
    <meta:document-statistic meta:table-count="0" meta:image-count="0" meta:object-count="0" meta:page-count="5" meta:paragraph-count="67" meta:word-count="2323" meta:character-count="17526" meta:non-whitespace-character-count="15274"/>
    <meta:user-defined meta:name="AppVersion">16.0000</meta:user-defined>
    <meta:template xlink:type="simple" xlink:actuate="onRequest" xlink:title="Normal.dotm" xlink:href=""/>
  </office:meta>
</office:document-meta>
</file>